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2" style:family="table-cell" style:parent-style-name="Default">
      <style:text-properties fo:color="#ffc66d" style:text-outline="false" style:text-line-through-style="none" style:text-line-through-type="none" style:font-name="JetBrai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1.5pt" style:language-asian="none" style:country-asian="none" style:font-style-asian="normal" style:font-weight-asian="normal" style:font-name-complex="JetBrains Mono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fy lang numeration!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 table:number-rows-repeated="104839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6:Sheet1.C1048576 Sheet1.C167:Sheet1.C170 Sheet1.C172:Sheet1.C17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0:54:41.547906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21:02:26.626876014</dc:date>
    <meta:editing-duration>P2DT18H11M41S</meta:editing-duration>
    <meta:editing-cycles>231</meta:editing-cycles>
    <meta:generator>LibreOffice/7.3.1.3$Linux_X86_64 LibreOffice_project/30$Build-3</meta:generator>
    <meta:document-statistic meta:table-count="1" meta:cell-count="746" meta:object-count="0"/>
  </office:meta>
</office:document-meta>
</file>